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artes 01 – 02</text:p>
      <text:p text:style-name="Standard"/>
      <text:p text:style-name="Standard">Asistencia de 9 niños, conformado en su mayoria por Prekinder y Maternal.</text:p>
      <text:p text:style-name="Standard"/>
      <text:p text:style-name="Standard">Matias es el niño más inquieto.</text:p>
      <text:p text:style-name="Standard">Hay que modificar el plan para que los niños sigan las indicaciones.</text:p>
      <text:p text:style-name="Standard">Llevar equipo propio.</text:p>
      <text:p text:style-name="Standard"/>
      <text:p text:style-name="Standard">Se trabajó Escala musical con sus notas musicales, esta actividad gusto mucho. Se inició ritmo We will rockyou, quedo en proceso, hay que simplificar. Piano de colores no iniciado.<text:span text:style-name="T2"> Apreciación musical o iniciado. </text:span></text:p>
      <text:p text:style-name="Standard"><text:span text:style-name="T2"/></text:p>
      <text:p text:style-name="Standard"><text:span text:style-name="T2">** Grupo por Telegram</text:span></text:p>
      <text:p text:style-name="P1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1T14:28:30.863048091</meta:creation-date>
    <meta:generator>OpenOffice/4.1.11$Unix OpenOffice.org_project/4111m1$Build-9808</meta:generator>
    <meta:editing-cycles>0</meta:editing-cycles>
    <meta:editing-duration>P0D</meta:editing-duration>
    <meta:document-statistic meta:table-count="0" meta:image-count="0" meta:object-count="0" meta:page-count="1" meta:paragraph-count="8" meta:word-count="74" meta:character-count="442"/>
  </office:meta>
</office:document-meta>
</file>